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AI methodology</text:title></text:p>
      <text:p text:style-name="OrgTitle"/>
      <text:p text:style-name="OrgSubtitle">
<text:user-defined style:data-style-name="N0" text:name="subtitle">
2 weeks by ???</text:user-defined>

</text:p>
      <text:p text:style-name="OrgSubtitle"/>
      <text:p text:style-name="OrgSubtitle"><text:initial-creator>srolisp</text:initial-creator></text:p>
      <text:p text:style-name="OrgSubtitle"/>
      <text:p text:style-name="OrgSubtitle"><text:span text:style-name="OrgActiveTimestamp">&lt;2020-09-07 Mon 16:00&gt;</text:span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301653f">1. 인공지능(AI) ⊃ 머신러닝 ⊃ 딥러닝</text:a></text:p>
          <text:p text:style-name="Contents_20_2"><text:a xlink:type="simple" xlink:href="#orgac6d661">1.1. 인공지능</text:a></text:p>
          <text:p text:style-name="Contents_20_3"><text:a xlink:type="simple" xlink:href="#org9037a15">1.1.1. 머신러닝</text:a></text:p>
        </text:index-body>
      </text:table-of-content>
      <text:h text:style-name="Heading_20_1" text:outline-level="1" text:is-list-header="false">
<text:bookmark-start text:name="OrgXref.org301653f"/>
<text:bookmark text:name="org301653f"/>인공지능(AI) ⊃ 머신러닝 ⊃ 딥러닝
<text:bookmark-end text:name="OrgXref.org301653f"/></text:h>
      <text:h text:style-name="Heading_20_2" text:outline-level="2" text:is-list-header="false">
<text:bookmark-start text:name="OrgXref.orgac6d661"/>
<text:bookmark text:name="orgac6d661"/>인공지능
<text:bookmark-end text:name="OrgXref.orgac6d661"/></text:h>
      <text:list text:style-name="OrgBulletedList" text:continue-numbering="false">
        <text:list-item>
          <text:p text:style-name="Text_20_body">인간이 가지고 있는 지적 능력을 컴퓨터에서 구현하는 다양한 기술이나 소프트웨어, 컴퓨터 시스템 등을 가리킴.
</text:p>
        </text:list-item>
        <text:list-item>
          <text:p text:style-name="Text_20_body">행동의 자동화(weak AI)
</text:p>
        </text:list-item>
        <text:list-item>
          <text:p text:style-name="Text_20_body">합리적으로 생각하는(추리할수있는) (weak AI)
</text:p>
        </text:list-item>
        <text:list-item>
          <text:p text:style-name="Text_20_body">(- 사람처럼: strong AI)
</text:p>
        </text:list-item>
      </text:list>
      <text:h text:style-name="Heading_20_3" text:outline-level="3" text:is-list-header="false">
<text:bookmark-start text:name="OrgXref.org9037a15"/>
<text:bookmark text:name="org9037a15"/>머신러닝
<text:bookmark-end text:name="OrgXref.org9037a15"/></text:h>
      <text:list text:style-name="OrgBulletedList" text:continue-numbering="false">
        <text:list-item>
          <text:p text:style-name="Text_20_body">컴퓨터를 인간처럼 학습시킴으로써 컴퓨터가 새로운 규칙을 생성할 수 있지 않을까 하는 시도에서 시작
</text:p>
        </text:list-item>
        <text:list-item>
          <text:p text:style-name="Text_20_body">컴퓨터가 스스로 학습할 수 있도록 도와주는 알고리즘이나 기술을 개발하는 분야
</text:p>
          <text:list text:style-name="OrgNumberedList" text:continue-numbering="true">
            <text:list-item>
              <text:p text:style-name="Text_20_body">알고리즘을 이용하여 데이터를 분석
</text:p>
            </text:list-item>
            <text:list-item>
              <text:p text:style-name="Text_20_body">결과를 스스로 학습
</text:p>
            </text:list-item>
            <text:list-item>
              <text:p text:style-name="Text_20_body">기반으로 어떠한 판단이나 예측을 하는 것
</text:p>
            </text:list-item>
          </text:list>
        </text:list-item>
        <text:list-item>
          <text:p text:style-name="Text_20_body">양질의 데이터를 많이 보유할수록 보다 높을 성능을 이끌어낼 수 있게 됨.
</text:p>
        </text:list-item>
      </text:list>
      <text:list text:style-name="OrgNumberedList" text:continue-numbering="false">
        <text:list-item>
          <text:p text:style-name="Text_20_body">
<text:bookmark-start text:name="OrgXref.orgd1ee276"/>
<text:bookmark text:name="orgd1ee276"/>딥러닝
<text:bookmark-end text:name="OrgXref.orgd1ee276"/></text:p>
          <text:list text:style-name="OrgBulletedList" text:continue-numbering="false">
            <text:list-item>
              <text:p text:style-name="Text_20_body">생물학적 특성 중 뉴런의 연결 구조를 본떠서 인공신경망(Artificial Neural Network, ANN)이라는 머신러닝 모델을 만듬
</text:p>
            </text:list-item>
            <text:list-item>
              <text:p text:style-name="Text_20_body">발전시켜서 인공신경망을 여러 개 연결하여 인간의 뇌와 유사한 정보 입출력 계층을 만듦으로써 데이터를 학습
</text:p>
            </text:list-item>
          </text:list>
          <text:list text:style-name="OrgNumberedList" text:continue-numbering="true">
            <text:list-item>
              <text:p text:style-name="Text_20_body">
<text:bookmark-start text:name="OrgXref.orgd715aa8"/>
<text:bookmark text:name="orgd715aa8"/>신경망
<text:bookmark-end text:name="OrgXref.orgd715aa8"/></text:p>
            </text:list-item>
          </text:list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srolisp</dc:creator>
    <meta:initial-creator>srolisp</meta:initial-creator>
    <dc:date>2020-09-07T16:00:00</dc:date>
    <meta:creation-date>2020-09-07T16:00:00</meta:creation-date>
    <meta:generator>Emacs 28.0.50 (Org mode 9.3)</meta:generator>
    <meta:keyword/>
    <dc:subject/>
    <dc:title>AI methodology</dc:title>
    <meta:user-defined meta:name="subtitle">2 weeks by ???</meta:user-defined>
  </office:meta>
</office:document-meta>
</file>